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3" style:family="paragraph" style:parent-style-name="Heading_20_2">
      <style:paragraph-properties fo:margin-top="0.635cm" fo:margin-bottom="0.423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9900ff"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423cm" style:contextual-spacing="false" fo:line-height="138%" style:writing-mode="lr-tb"/>
      <style:text-properties fo:font-variant="normal" fo:text-transform="none" fo:color="#9900ff"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423cm" style:contextual-spacing="false" fo:line-height="138%" style:writing-mode="lr-tb"/>
      <style:text-properties officeooo:paragraph-rsid="0010c8f9"/>
    </style:style>
    <style:style style:name="P9" style:family="paragraph" style:parent-style-name="Text_20_body">
      <style:paragraph-properties fo:margin-left="0cm" fo:margin-right="0cm" fo:margin-top="0cm" fo:margin-bottom="0.423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d105" style:text-blinking="false" fo:background-color="transparent" loext:char-shading-value="0"/>
    </style:style>
    <style:style style:name="T3" style:family="text">
      <style:text-properties fo:font-variant="normal" fo:text-transform="none" fo:color="#9900ff"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9900ff" loext:opacity="100%" style:text-line-through-style="none" style:text-line-through-type="none" style:text-underline-style="none" style:text-blinking="false" fo:background-color="transparent" loext:char-shading-value="0"/>
    </style:style>
    <style:style style:name="T5" style:family="text">
      <style:text-properties officeooo:rsid="0010d1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4e0721e4-7fff-8ca6-445e-acd3e0e83dae"/>d’apres https://www.service-public.fr/professionnels-entreprises/vosdroits/F31228</text:p>
      <text:h text:style-name="P1" text:outline-level="1">mentions légales</text:h>
      <text:h text:style-name="P2" text:outline-level="2">identification</text:h>
      <text:p text:style-name="Text_20_body"/>
      <text:p text:style-name="P5">NOM Prenom</text:p>
      <text:p text:style-name="Text_20_body"/>
      <text:p text:style-name="P6">Adresse de domicile</text:p>
      <text:p text:style-name="P8"><text:span text:style-name="T1">06 20 43 05 06</text:span></text:p>
      <text:p text:style-name="P8"><text:span text:style-name="T3">adresse de courrier électronique</text:span></text:p>
      <text:p text:style-name="P7">directeur de la publication: Habib ESSANHI</text:p>
      <text:p text:style-name="P7">responsable de la rédaction: shaniya TOLETTI</text:p>
      <text:p text:style-name="P7">hébergeur: </text:p>
      <text:p text:style-name="P9">OVH cloud</text:p>
      <text:p text:style-name="P9">OVH, 2 RUE KELLERMANN 59100 ROUBAIX</text:p>
      <text:p text:style-name="P9">contact: https://www.ovhcloud.com/fr/contact/</text:p>
      <text:h text:style-name="P3" text:outline-level="2">activité</text:h>
      <text:p text:style-name="Text_20_body"/>
      <text:p text:style-name="P6">Numéro d'inscription au registre du commerce et des sociétés</text:p>
      <text:p text:style-name="P6">Numéro individuel d'identification fiscale</text:p>
      <text:p text:style-name="P6">Conditions générales de vente (CGV) incluant le prix TTC en euros, les frais et date de livraison, les modalités de paiement, le service après vente, le droit de rétractation, la durée de l'offre, le coût de la communication à distance</text:p>
      <text:p text:style-name="Text_20_body"/>
      <text:h text:style-name="P2" text:outline-level="2"><text:soft-page-break/>Mentions sur l'utilisation de cookies</text:h>
      <text:p text:style-name="Text_20_body"/>
      <text:p text:style-name="P10">Afin de permettre l’analyse trafique de ce site, des cookies sont utilisés par Google analytic. ceux-ci permettent de récoltées des données clients tels que votre géo-localisation ou votre adresse IP. Ces informations peuvent également avoir un usage publicitaire.</text:p>
      <text:p text:style-name="P10">Les données sont enregistré pendant 13 mois maximum.</text:p>
      <text:p text:style-name="Standard"><text:bookmark text:name="docs-internal-guid-4875f749-7fff-bc34-4d42-a601a91672ef"/><text:span text:style-name="T1">Les données transmises via le formulaire de contact présent sur le site sont envoyer </text:span><text:span text:style-name="T2">uniquement a Terrasse Résine et sont traité en interne. Le contenu des échange n’est pas enregistrer sur le site. En utilisant ce formulaire, vous accepté que les données saisit puisse être traite par terrasse rési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1:15:18.884000000</meta:creation-date>
    <dc:date>2021-10-18T11:56:12.920000000</dc:date>
    <meta:editing-duration>PT40M55S</meta:editing-duration>
    <meta:editing-cycles>4</meta:editing-cycles>
    <meta:generator>LibreOffice/7.0.6.2$Windows_X86_64 LibreOffice_project/144abb84a525d8e30c9dbbefa69cbbf2d8d4ae3b</meta:generator>
    <meta:document-statistic meta:table-count="0" meta:image-count="0" meta:object-count="0" meta:page-count="2" meta:paragraph-count="21" meta:word-count="196" meta:character-count="1372" meta:non-whitespace-character-count="1196"/>
  </office:meta>
</office:document-meta>
</file>